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5in" table:align="margins" fo:background-color="transparent">
        <style:background-image/>
      </style:table-properties>
    </style:style>
    <style:style style:name="Table1.A" style:family="table-column">
      <style:table-column-properties style:column-width="6.5in" style:rel-column-width="65535*"/>
    </style:style>
    <style:style style:name="Table1.A1" style:family="table-cell">
      <style:table-cell-properties fo:background-color="transparent" fo:padding="0.0382in" fo:border="0.5pt solid #000000">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0382in" fo:border="0.5pt solid #000000"/>
    </style:style>
    <style:style style:name="P1" style:family="paragraph" style:parent-style-name="Heading_20_1" style:master-page-name="MP0">
      <style:paragraph-properties style:page-number="auto" fo:break-before="page"/>
      <style:text-properties officeooo:rsid="0045bc7f" officeooo:paragraph-rsid="0045bc7f"/>
    </style:style>
    <style:style style:name="P2" style:family="paragraph" style:parent-style-name="Normal">
      <style:text-properties fo:font-weight="bold" officeooo:rsid="0045bc7f" officeooo:paragraph-rsid="0045bc7f" style:font-weight-asian="bold" style:font-weight-complex="bold"/>
    </style:style>
    <style:style style:name="P3" style:family="paragraph" style:parent-style-name="Normal">
      <style:text-properties officeooo:rsid="0045bc7f" officeooo:paragraph-rsid="0045bc7f"/>
    </style:style>
    <style:style style:name="P4" style:family="paragraph" style:parent-style-name="Normal">
      <style:text-properties officeooo:rsid="0055e999" officeooo:paragraph-rsid="0055e999"/>
    </style:style>
    <style:style style:name="P5" style:family="paragraph" style:parent-style-name="Heading_20_2">
      <style:text-properties officeooo:rsid="0045bc7f" officeooo:paragraph-rsid="0045bc7f"/>
    </style:style>
    <style:style style:name="P6" style:family="paragraph" style:parent-style-name="Normal" style:list-style-name="L1">
      <style:text-properties officeooo:rsid="0047855a" officeooo:paragraph-rsid="0047855a"/>
    </style:style>
    <style:style style:name="P7" style:family="paragraph" style:parent-style-name="Normal" style:list-style-name="L1">
      <style:text-properties officeooo:rsid="00488300" officeooo:paragraph-rsid="00488300"/>
    </style:style>
    <style:style style:name="P8" style:family="paragraph" style:parent-style-name="Normal">
      <style:text-properties officeooo:rsid="0047855a" officeooo:paragraph-rsid="0047855a"/>
    </style:style>
    <style:style style:name="P9" style:family="paragraph" style:parent-style-name="Normal" style:list-style-name="L2">
      <style:text-properties officeooo:rsid="0047855a" officeooo:paragraph-rsid="0047855a"/>
    </style:style>
    <style:style style:name="P10" style:family="paragraph" style:parent-style-name="Normal" style:list-style-name="L2">
      <style:text-properties fo:font-weight="normal" officeooo:rsid="0047855a" officeooo:paragraph-rsid="0047855a" style:font-weight-asian="normal" style:font-weight-complex="normal"/>
    </style:style>
    <style:style style:name="P11" style:family="paragraph" style:parent-style-name="Normal" style:list-style-name="L2">
      <style:text-properties fo:font-weight="normal" officeooo:rsid="00488300" officeooo:paragraph-rsid="00488300" style:font-weight-asian="normal" style:font-weight-complex="normal"/>
    </style:style>
    <style:style style:name="P12" style:family="paragraph" style:parent-style-name="Normal">
      <style:text-properties fo:font-weight="normal" officeooo:rsid="00488300" officeooo:paragraph-rsid="00488300" style:font-weight-asian="normal" style:font-weight-complex="normal"/>
    </style:style>
    <style:style style:name="P13" style:family="paragraph" style:parent-style-name="Normal">
      <style:text-properties fo:font-weight="normal" officeooo:rsid="004934a7" officeooo:paragraph-rsid="004934a7" style:font-weight-asian="normal" style:font-weight-complex="normal"/>
    </style:style>
    <style:style style:name="P14" style:family="paragraph" style:parent-style-name="Standard">
      <style:text-properties fo:color="#000000" loext:opacity="100%" fo:background-color="#ffffff"/>
    </style:style>
    <style:style style:name="P15"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16"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style>
    <style:style style:name="P17" style:family="paragraph" style:parent-style-name="Standard">
      <style:paragraph-properties fo:margin-left="0in" fo:margin-right="0in" fo:margin-top="0in" fo:margin-bottom="0in" style:contextual-spacing="false" style:line-height-at-least="0.198in" fo:text-indent="0in" style:auto-text-indent="false"/>
    </style:style>
    <style:style style:name="P18" style:family="paragraph" style:parent-style-name="Normal">
      <style:text-properties officeooo:rsid="004a18d7" officeooo:paragraph-rsid="004a18d7"/>
    </style:style>
    <style:style style:name="P19" style:family="paragraph" style:parent-style-name="Normal" style:list-style-name="L3">
      <style:text-properties officeooo:rsid="004a18d7" officeooo:paragraph-rsid="004a18d7"/>
    </style:style>
    <style:style style:name="P20" style:family="paragraph" style:parent-style-name="Normal" style:list-style-name="L4">
      <style:text-properties officeooo:rsid="004b4704" officeooo:paragraph-rsid="004b4704"/>
    </style:style>
    <style:style style:name="P21" style:family="paragraph" style:parent-style-name="Normal" style:list-style-name="L4">
      <style:text-properties officeooo:rsid="004c108b" officeooo:paragraph-rsid="004c108b"/>
    </style:style>
    <style:style style:name="P22" style:family="paragraph" style:parent-style-name="Normal" style:list-style-name="L4">
      <style:text-properties officeooo:rsid="004e763a" officeooo:paragraph-rsid="004e763a"/>
    </style:style>
    <style:style style:name="P23" style:family="paragraph" style:parent-style-name="Normal">
      <style:text-properties officeooo:rsid="004e763a" officeooo:paragraph-rsid="004e763a"/>
    </style:style>
    <style:style style:name="P24" style:family="paragraph" style:parent-style-name="Normal" style:list-style-name="L5">
      <style:text-properties officeooo:rsid="004e763a" officeooo:paragraph-rsid="004e763a"/>
    </style:style>
    <style:style style:name="P25" style:family="paragraph" style:parent-style-name="Normal" style:list-style-name="L5">
      <style:text-properties officeooo:rsid="004e8c38" officeooo:paragraph-rsid="004e8c38"/>
    </style:style>
    <style:style style:name="P26" style:family="paragraph" style:parent-style-name="Normal" style:list-style-name="L5">
      <style:text-properties officeooo:rsid="00506861" officeooo:paragraph-rsid="00506861"/>
    </style:style>
    <style:style style:name="P27" style:family="paragraph" style:parent-style-name="Normal">
      <style:text-properties officeooo:rsid="00506861" officeooo:paragraph-rsid="00506861"/>
    </style:style>
    <style:style style:name="P28"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font-size="8pt" fo:background-color="#ffffff" style:font-size-asian="8pt" style:font-size-complex="8pt"/>
    </style:style>
    <style:style style:name="P29" style:family="paragraph" style:parent-style-name="Standard">
      <style:paragraph-properties fo:margin-left="0in" fo:margin-right="0in" fo:margin-top="0in" fo:margin-bottom="0in" style:contextual-spacing="false" style:line-height-at-least="0.198in" fo:text-indent="0in" style:auto-text-indent="false"/>
      <style:text-properties fo:font-size="8pt" style:font-size-asian="8pt" style:font-size-complex="8pt"/>
    </style:style>
    <style:style style:name="P30" style:family="paragraph" style:parent-style-name="Normal" style:list-style-name="L6">
      <style:text-properties officeooo:rsid="00506861" officeooo:paragraph-rsid="00506861"/>
    </style:style>
    <style:style style:name="P31" style:family="paragraph" style:parent-style-name="Normal" style:list-style-name="L6">
      <style:text-properties officeooo:rsid="00524b18" officeooo:paragraph-rsid="00524b18"/>
    </style:style>
    <style:style style:name="P32" style:family="paragraph" style:parent-style-name="Normal">
      <style:text-properties officeooo:rsid="00524b18" officeooo:paragraph-rsid="00524b18"/>
    </style:style>
    <style:style style:name="P33" style:family="paragraph" style:parent-style-name="Normal">
      <style:text-properties officeooo:rsid="0052dbb2" officeooo:paragraph-rsid="0052dbb2"/>
    </style:style>
    <style:style style:name="P34" style:family="paragraph" style:parent-style-name="Normal" style:list-style-name="L7">
      <style:text-properties officeooo:rsid="0052dbb2" officeooo:paragraph-rsid="0052dbb2"/>
    </style:style>
    <style:style style:name="P35" style:family="paragraph" style:parent-style-name="Normal" style:list-style-name="L7">
      <style:text-properties officeooo:rsid="0054c9cd" officeooo:paragraph-rsid="0054c9cd"/>
    </style:style>
    <style:style style:name="P36" style:family="paragraph" style:parent-style-name="Normal">
      <style:text-properties officeooo:rsid="0054c9cd" officeooo:paragraph-rsid="0054c9cd"/>
    </style:style>
    <style:style style:name="P37" style:family="paragraph" style:parent-style-name="Normal" style:list-style-name="L8">
      <style:text-properties officeooo:rsid="0055e999" officeooo:paragraph-rsid="0055e99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officeooo:rsid="00488300"/>
    </style:style>
    <style:style style:name="T5" style:family="text">
      <style:text-properties fo:color="#800000" loext:opacity="100%" fo:font-family="Consolas, 'Courier New', monospace" fo:font-size="10.5pt" fo:font-weight="normal" style:font-weight-asian="bold" style:font-weight-complex="bold"/>
    </style:style>
    <style:style style:name="T6" style:family="text">
      <style:text-properties fo:font-family="Consolas, 'Courier New', monospace" fo:font-size="10.5pt" fo:font-weight="normal" style:font-weight-asian="bold" style:font-weight-complex="bold"/>
    </style:style>
    <style:style style:name="T7" style:family="text">
      <style:text-properties fo:color="#e50000" loext:opacity="100%" fo:font-family="Consolas, 'Courier New', monospace" fo:font-size="10.5pt" fo:font-weight="normal" style:font-weight-asian="bold" style:font-weight-complex="bold"/>
    </style:style>
    <style:style style:name="T8" style:family="text">
      <style:text-properties fo:color="#0000ff" loext:opacity="100%" fo:font-family="Consolas, 'Courier New', monospace" fo:font-size="10.5pt" fo:font-weight="normal" style:font-weight-asian="bold" style:font-weight-complex="bold"/>
    </style:style>
    <style:style style:name="T9" style:family="text">
      <style:text-properties fo:color="#800000" loext:opacity="100%" fo:font-family="Consolas, 'Courier New', monospace" fo:font-size="10.5pt" fo:font-weight="normal"/>
    </style:style>
    <style:style style:name="T10" style:family="text">
      <style:text-properties fo:font-family="Consolas, 'Courier New', monospace" fo:font-size="10.5pt" fo:font-weight="normal"/>
    </style:style>
    <style:style style:name="T11" style:family="text">
      <style:text-properties fo:color="#e50000" loext:opacity="100%" fo:font-family="Consolas, 'Courier New', monospace" fo:font-size="10.5pt" fo:font-weight="normal"/>
    </style:style>
    <style:style style:name="T12" style:family="text">
      <style:text-properties fo:color="#0000ff" loext:opacity="100%" fo:font-family="Consolas, 'Courier New', monospace" fo:font-size="10.5pt" fo:font-weight="normal"/>
    </style:style>
    <style:style style:name="T13" style:family="text">
      <style:text-properties fo:color="#800000" loext:opacity="100%" fo:font-family="Consolas, 'Courier New', monospace" fo:font-size="10.5pt" fo:font-weight="normal" fo:background-color="#ffffff" loext:char-shading-value="0"/>
    </style:style>
    <style:style style:name="T14" style:family="text">
      <style:text-properties fo:color="#000000" loext:opacity="100%" fo:background-color="#ffffff" loext:char-shading-value="0"/>
    </style:style>
    <style:style style:name="T15" style:family="text">
      <style:text-properties officeooo:rsid="004a18d7"/>
    </style:style>
    <style:style style:name="T16" style:family="text">
      <style:text-properties officeooo:rsid="004ca099"/>
    </style:style>
    <style:style style:name="T17" style:family="text">
      <style:text-properties fo:font-weight="bold" officeooo:rsid="004ca099" style:font-weight-asian="bold" style:font-weight-complex="bold"/>
    </style:style>
    <style:style style:name="T18" style:family="text">
      <style:text-properties officeooo:rsid="004e763a"/>
    </style:style>
    <style:style style:name="T19" style:family="text">
      <style:text-properties officeooo:rsid="004c108b"/>
    </style:style>
    <style:style style:name="T20" style:family="text">
      <style:text-properties officeooo:rsid="00506861"/>
    </style:style>
    <style:style style:name="T21" style:family="text">
      <style:text-properties fo:font-weight="bold" officeooo:rsid="00506861" style:font-weight-asian="bold" style:font-weight-complex="bold"/>
    </style:style>
    <style:style style:name="T22" style:family="text">
      <style:text-properties fo:color="#800000" loext:opacity="100%" fo:font-family="Consolas, 'Courier New', monospace" fo:font-weight="normal"/>
    </style:style>
    <style:style style:name="T23" style:family="text">
      <style:text-properties fo:font-family="Consolas, 'Courier New', monospace" fo:font-weight="normal"/>
    </style:style>
    <style:style style:name="T24" style:family="text">
      <style:text-properties fo:color="#e50000" loext:opacity="100%" fo:font-family="Consolas, 'Courier New', monospace" fo:font-weight="normal"/>
    </style:style>
    <style:style style:name="T25" style:family="text">
      <style:text-properties fo:color="#0000ff" loext:opacity="100%" fo:font-family="Consolas, 'Courier New', monospace" fo:font-weight="normal"/>
    </style:style>
    <style:style style:name="T26" style:family="text">
      <style:text-properties fo:font-family="Consolas, 'Courier New', monospace" fo:font-weight="normal" officeooo:rsid="00506861"/>
    </style:style>
    <style:style style:name="T27" style:family="text">
      <style:text-properties fo:color="#800000" loext:opacity="100%" fo:font-family="Consolas, 'Courier New', monospace" fo:font-weight="normal" fo:background-color="#ffffff" loext:char-shading-value="0"/>
    </style:style>
    <style:style style:name="T28" style:family="text">
      <style:text-properties officeooo:rsid="00526806"/>
    </style:style>
    <style:style style:name="T29" style:family="text">
      <style:text-properties fo:font-weight="bold" officeooo:rsid="00524b18" style:font-weight-asian="bold" style:font-weight-complex="bold"/>
    </style:style>
    <style:style style:name="T30" style:family="text">
      <style:text-properties officeooo:rsid="0054c9cd"/>
    </style:style>
    <style:style style:name="T31" style:family="text">
      <style:text-properties fo:font-weight="bold" officeooo:rsid="0054c9c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cedure for Preparing a Class Library Repository on GitHub for NuGet Publication</text:h>
      <text:p text:style-name="P2">By Daniel Patterson</text:p>
      <text:p text:style-name="P3"/>
      <text:p text:style-name="P3">Follow these steps to prepare a .NET class library for publication on NuGet.</text:p>
      <text:p text:style-name="P3"/>
      <text:p text:style-name="P4">{Line}</text:p>
      <text:h text:style-name="P5" text:outline-level="2">Prerequisites</text:h>
      <text:p text:style-name="P3">This article assumes that you are already at the following level.</text:p>
      <text:p text:style-name="P3"/>
      <text:list text:style-name="L1">
        <text:list-item>
          <text:p text:style-name="P6">You have already created your GitHub repository, configured its settings, and checked in the project files.</text:p>
        </text:list-item>
        <text:list-item>
          <text:p text:style-name="P7">Every class, method, property, event, and other element of the library has been documented with documentation comments.</text:p>
        </text:list-item>
        <text:list-item>
          <text:p text:style-name="P6">The library project compiles successfully.</text:p>
        </text:list-item>
        <text:list-item>
          <text:p text:style-name="P6">The library project has been debugged and runs locally as expected in one or more practical applications. For example, this project is loaded by reference as an external dependency of another project, etc.</text:p>
        </text:list-item>
      </text:list>
      <text:p text:style-name="P3"/>
      <text:p text:style-name="P4">{Line}</text:p>
      <text:h text:style-name="Heading_20_2" text:outline-level="2">Project File Updates</text:h>
      <text:p text:style-name="P8">Perform the following updates on the {ProjectName}.csproj file.</text:p>
      <text:p text:style-name="P8"/>
      <text:p text:style-name="P8">In the first <text:span text:style-name="T1">PropertyGroup</text:span> collection:</text:p>
      <text:p text:style-name="P8"/>
      <text:list text:style-name="L2">
        <text:list-item>
          <text:p text:style-name="P9">Add the appropriate <text:span text:style-name="T1">PackageLicenseExpression</text:span><text:span text:style-name="T2">. The specific available values available are described in the NuGet article </text:span><text:a xlink:type="simple" xlink:href="https://github.com/NuGet/Home/wiki/Packaging-License-within-the-nupkg" text:style-name="Internet_20_link" text:visited-style-name="Visited_20_Internet_20_Link"><text:span text:style-name="T2">Packaging License within the nupkg</text:span></text:a><text:span text:style-name="T2">.</text:span></text:p>
        </text:list-item>
        <text:list-item>
          <text:p text:style-name="P10">Use GenGuid or another <text:span text:style-name="T3">GUID</text:span> generating application to create a globally unique value for the <text:span text:style-name="T1">UserSecretsId</text:span> tag. Use dash formatting.</text:p>
        </text:list-item>
        <text:list-item>
          <text:p text:style-name="P10">Set the <text:span text:style-name="T1">PackageId</text:span> tag to a uniquely searchable name with no spaces. For example, <text:span text:style-name="T1">MyNamespace.MyFunction</text:span>.</text:p>
        </text:list-item>
        <text:list-item>
          <text:p text:style-name="P10">Set the <text:span text:style-name="T1">Title</text:span> tag to a user-readable representation of the package ID. For example, <text:span text:style-name="T1">My Function Library</text:span>.</text:p>
        </text:list-item>
        <text:list-item>
          <text:p text:style-name="P11"><text:soft-page-break/>Set the <text:span text:style-name="T1">Description</text:span> tag to a brief, user-readable description of the package.</text:p>
        </text:list-item>
        <text:list-item>
          <text:p text:style-name="P10">Set the <text:span text:style-name="T1">Version</text:span> tag to a <text:span text:style-name="T4">three-part semantic version, representing Major.Minor.Patch.</text:span></text:p>
        </text:list-item>
        <text:list-item>
          <text:p text:style-name="P11">Set the <text:span text:style-name="T1">Copyright</text:span> tag to a valid copyright notification.</text:p>
        </text:list-item>
        <text:list-item>
          <text:p text:style-name="P11">Set the <text:span text:style-name="T1">PackageProjectUrl</text:span> tag to the GitHub URL of the project.</text:p>
        </text:list-item>
        <text:list-item>
          <text:p text:style-name="P11">Set the <text:span text:style-name="T1">PackageReadmeFile</text:span> to <text:span text:style-name="T1">README.md</text:span>.</text:p>
        </text:list-item>
        <text:list-item>
          <text:p text:style-name="P11">Set the <text:span text:style-name="T1">PackageTags</text:span> tag to a list of individual keywords best describing the functions of the library.</text:p>
        </text:list-item>
        <text:list-item>
          <text:p text:style-name="P11">Set the <text:span text:style-name="T1">Authors</text:span> tag to a semi-colon delimited list of authors.</text:p>
        </text:list-item>
        <text:list-item>
          <text:p text:style-name="P11">Set the <text:span text:style-name="T1">GenerateDocumentationFile</text:span> tag to <text:span text:style-name="T1">true</text:span>.</text:p>
        </text:list-item>
        <text:list-item>
          <text:p text:style-name="P11">Set the <text:span text:style-name="T1">IncludeSourceRevisionInInformationalVersion</text:span> tag to <text:span text:style-name="T1">false</text:span>. The purpose of this tag is to avoid the terse version name representations in the XML document that has been output about the library's elements.</text:p>
        </text:list-item>
        <text:list-item>
          <text:p text:style-name="P11">Set the <text:span text:style-name="T1">SignAssembly</text:span> tag to <text:span text:style-name="T1">false</text:span>, unless you plan to sign and certify all of your packages.</text:p>
        </text:list-item>
      </text:list>
      <text:p text:style-name="P12"/>
      <text:p text:style-name="P13">Add the following two additional PropertyGroup sections after the end of the primary section to produce the NuGet package when compiling only in Release mode.</text:p>
      <text:p text:style-name="P13"/>
      <table:table table:name="Table1" table:style-name="Table1">
        <table:table-column table:style-name="Table1.A"/>
        <table:table-row>
          <table:table-cell table:style-name="Table1.A1" office:value-type="string">
            <text:p text:style-name="P14"><text:span text:style-name="T5"><text:s/>&lt;PropertyGroup</text:span><text:span text:style-name="T6"> </text:span><text:span text:style-name="T7">Condition</text:span><text:span text:style-name="T6">=</text:span><text:span text:style-name="T8">"'$(Configuration)' == 'Release'"</text:span><text:span text:style-name="T5">&gt;<text:line-break/> <text:s/></text:span><text:span text:style-name="T9">&lt;GeneratePackageOnBuild&gt;</text:span><text:span text:style-name="T10">true</text:span><text:span text:style-name="T9">&lt;/GeneratePackageOnBuild&gt;<text:line-break/> &lt;/PropertyGroup&gt;</text:span></text:p>
            <text:p text:style-name="P15"><text:span text:style-name="T9"><text:s/>&lt;PropertyGroup</text:span><text:span text:style-name="T10"> </text:span><text:span text:style-name="T11">Condition</text:span><text:span text:style-name="T10">=</text:span><text:span text:style-name="T12">"'$(Configuration)' == 'Debug'"</text:span><text:span text:style-name="T9">&gt;</text:span></text:p>
            <text:p text:style-name="P15"><text:span text:style-name="T9"><text:s text:c="2"/>&lt;GeneratePackageOnBuild&gt;</text:span><text:span text:style-name="T10">false</text:span><text:span text:style-name="T9">&lt;/GeneratePackageOnBuild&gt;</text:span></text:p>
            <text:p text:style-name="P16"><text:span text:style-name="T13"><text:s/>&lt;/PropertyGroup&gt;</text:span></text:p>
          </table:table-cell>
        </table:table-row>
      </table:table>
      <text:p text:style-name="P13"/>
      <text:p text:style-name="P13">Add the following ItemGroup section to define where the README.md file is located for the NuGet package.</text:p>
      <text:p text:style-name="P13"/>
      <table:table table:name="Table2" table:style-name="Table2">
        <table:table-column table:style-name="Table2.A"/>
        <table:table-row>
          <table:table-cell table:style-name="Table2.A1" office:value-type="string">
            <text:p text:style-name="P15">  <text:span text:style-name="T9">&lt;ItemGroup&gt;</text:span></text:p>
            <text:p text:style-name="P15">    <text:span text:style-name="T9">&lt;None</text:span><text:span text:style-name="T10"> </text:span><text:span text:style-name="T11">Include</text:span><text:span text:style-name="T10">=</text:span><text:span text:style-name="T12">"..\NuGet\README.md"</text:span><text:span text:style-name="T9">&gt;</text:span></text:p>
            <text:p text:style-name="P15">      <text:span text:style-name="T9">&lt;Pack&gt;</text:span><text:span text:style-name="T10">True</text:span><text:span text:style-name="T9">&lt;/Pack&gt;</text:span></text:p>
            <text:p text:style-name="P15">      <text:span text:style-name="T9">&lt;PackagePath&gt;</text:span><text:span text:style-name="T10">\</text:span><text:span text:style-name="T9">&lt;/PackagePath&gt;</text:span></text:p>
            <text:p text:style-name="P15">    <text:span text:style-name="T9">&lt;/None&gt;</text:span></text:p>
            <text:p text:style-name="P17"><text:span text:style-name="T14">  </text:span><text:span text:style-name="T13">&lt;/ItemGroup&gt;</text:span></text:p>
          </table:table-cell>
        </table:table-row>
      </table:table>
      <text:p text:style-name="P13"/>
      <text:p text:style-name="P4"><text:soft-page-break/>{Line}</text:p>
      <text:h text:style-name="Heading_20_2" text:outline-level="2">Folder <text:span text:style-name="T15">and File </text:span>Preparation</text:h>
      <text:p text:style-name="P18">Create the folders and files, relative to the current repository under preparation.</text:p>
      <text:p text:style-name="P18"/>
      <text:list text:style-name="L3">
        <text:list-item>
          <text:p text:style-name="P19">Create <text:span text:style-name="T16">the</text:span> <text:span text:style-name="T1">Source/NuGet/</text:span><text:span text:style-name="T17">README.md</text:span><text:span text:style-name="T16"> file using at least some basic information. </text:span><text:span text:style-name="T18">If appropriate, you can enter text like "Placeholder text", etc. </text:span><text:span text:style-name="T16">Th</text:span><text:span text:style-name="T18">is</text:span><text:span text:style-name="T16"> file is not allowed to be blank during project compilation </text:span><text:span text:style-name="T18">in the following section</text:span><text:span text:style-name="T16">.</text:span></text:p>
        </text:list-item>
        <text:list-item>
          <text:p text:style-name="P19">Create the <text:span text:style-name="T1">../</text:span>{username}<text:span text:style-name="T1">.github.io/</text:span>{ProjectName} folder.</text:p>
        </text:list-item>
      </text:list>
      <text:p text:style-name="P18"/>
      <text:p text:style-name="P4">{Line}</text:p>
      <text:h text:style-name="Heading_20_2" text:outline-level="2">Compile in Release <text:span text:style-name="T15">Mode </text:span>and Publish to Folder</text:h>
      <text:p text:style-name="P18">These steps will prepare the library for formal SDK documentation by SHFB.</text:p>
      <text:p text:style-name="P18"/>
      <text:list text:style-name="L4">
        <text:list-item>
          <text:p text:style-name="P20"><text:span text:style-name="T19">Open the project and c</text:span>ompile the library in <text:span text:style-name="T1">Release</text:span> mode. If this is the first time the library has been compiled with documentation generation turned on, you will likely receive a lot of warnings related to elements that have not yet been documented. Resolve every compilation warning before proceeding.</text:p>
        </text:list-item>
        <text:list-item>
          <text:p text:style-name="P21">In <text:span text:style-name="T1">Solution Explorer</text:span>, right-click the project and from the context menu, select <text:span text:style-name="T1">Publish</text:span>.</text:p>
        </text:list-item>
        <text:list-item>
          <text:p text:style-name="P21">In the <text:span text:style-name="T1">Target</text:span> list, select <text:span text:style-name="T1">Folder</text:span>.</text:p>
        </text:list-item>
        <text:list-item>
          <text:p text:style-name="P21">Click <text:span text:style-name="T1">Next</text:span>.</text:p>
        </text:list-item>
        <text:list-item>
          <text:p text:style-name="P21">Note or update the <text:span text:style-name="T1">Folder location</text:span>. You will be using these references in the following Documentation <text:span text:style-name="T18">Preparation </text:span>section.</text:p>
        </text:list-item>
        <text:list-item>
          <text:p text:style-name="P21">Click <text:span text:style-name="T1">Finish</text:span>.</text:p>
        </text:list-item>
        <text:list-item>
          <text:p text:style-name="P22">Click <text:span text:style-name="T1">Close</text:span>.</text:p>
        </text:list-item>
        <text:list-item>
          <text:p text:style-name="P21">Click <text:span text:style-name="T1">Publish</text:span> to generate the full set of output files.</text:p>
        </text:list-item>
      </text:list>
      <text:p text:style-name="P18"/>
      <text:p text:style-name="P4">{Line}</text:p>
      <text:h text:style-name="Heading_20_2" text:outline-level="2">Documentation <text:span text:style-name="T18">Preparation</text:span></text:h>
      <text:p text:style-name="P3">You will need a documentation reference on your page. In this setting, we are using the Sandcastle Help File Builder Project (SHFB) to produce SDK documentation on our associated GitHub Pages repository at https://{username}.github.io. That repository is handled locally by Git like any other project repository, so our preparation of the target folder, https://{username}.github.io/{ProjectName}, can be handled by relative folder naming from within the SHFB application.</text:p>
      <text:p text:style-name="P3"><text:soft-page-break/></text:p>
      <text:p text:style-name="P23">Following are the steps for using a pre-existing .shfbproj file from another class library known to be good.</text:p>
      <text:p text:style-name="P23"/>
      <text:list text:style-name="L5">
        <text:list-item>
          <text:p text:style-name="P24">Create a local <text:span text:style-name="T1">Scripts</text:span> folder if it hasn't yet been created.</text:p>
        </text:list-item>
        <text:list-item>
          <text:p text:style-name="P24">Copy the <text:span text:style-name="T1">.shfbproj</text:span> file from your other library to the local <text:span text:style-name="T1">Scripts</text:span> folder.</text:p>
        </text:list-item>
        <text:list-item>
          <text:p text:style-name="P24">Rename the <text:span text:style-name="T1">.shfbproj</text:span> file to the current {ProjectName}<text:span text:style-name="T1">.shfbproj</text:span>.</text:p>
        </text:list-item>
        <text:list-item>
          <text:p text:style-name="P24">Open {ProjectName}<text:span text:style-name="T1">.shfbproj</text:span> in a text editor like VS-Code and make the following updates.</text:p>
        </text:list-item>
        <text:list-item>
          <text:p text:style-name="P25">Change the value of the <text:span text:style-name="T1">ProjectGuid</text:span> tag to a new GUID using brace formatting.</text:p>
        </text:list-item>
        <text:list-item>
          <text:p text:style-name="P26">Use Find and Replace functions to replace {PrevProjectName} with {ProjectName}.</text:p>
        </text:list-item>
        <text:list-item>
          <text:p text:style-name="P25"><text:span text:style-name="T20">Update </text:span><text:span text:style-name="T21">DocumentationSource</text:span><text:span text:style-name="T20"> tags to verify the proper compilation platform in the pattern </text:span>..\Source\{ProjectName}\bin\Release\{Platform}\{ProjectName}</text:p>
        </text:list-item>
        <text:list-item>
          <text:p text:style-name="P25">Change the value of the <text:span text:style-name="T1">HelpTitle</text:span> tag to reflect the <text:span text:style-name="T20">title of the </text:span>current project.</text:p>
        </text:list-item>
        <text:list-item>
          <text:p text:style-name="P25">Set the value of the <text:span text:style-name="T1">HelpFileVersion</text:span> tag to <text:span text:style-name="T20">the value</text:span> found on the <text:span text:style-name="T1">Version</text:span> tag of the current {ProjectName}<text:span text:style-name="T1">.csproj</text:span> file.</text:p>
        </text:list-item>
        <text:list-item>
          <text:p text:style-name="P25">In the applicable <text:span text:style-name="T1">NamespaceSummaryItem</text:span> entries, update the text to briefly describe the functionality of this library.</text:p>
        </text:list-item>
        <text:list-item>
          <text:p text:style-name="P26">In the <text:span text:style-name="T1">ItemGroup</text:span> list at the end of the file, make sure there is a Reference tag similar to the following for every dependency found in the <text:span text:style-name="T1">publish</text:span> directory. If this library has no dependencies, remove any entries found.</text:p>
        </text:list-item>
      </text:list>
      <text:p text:style-name="P27"/>
      <table:table table:name="Table3" table:style-name="Table3">
        <table:table-column table:style-name="Table3.A"/>
        <table:table-row>
          <table:table-cell table:style-name="Table3.A1" office:value-type="string">
            <text:p text:style-name="P28"><text:span text:style-name="T22">&lt;Reference</text:span><text:span text:style-name="T23"> </text:span><text:span text:style-name="T24">Include</text:span><text:span text:style-name="T23">=</text:span><text:span text:style-name="T25">"Newtonsoft.Json"</text:span><text:span text:style-name="T22">&gt;</text:span></text:p>
            <text:p text:style-name="P28"><text:span text:style-name="T22"><text:s/>&lt;HintPath&gt;</text:span><text:span text:style-name="T23">..\Source\</text:span><text:span text:style-name="T26">{ProjectName}</text:span><text:span text:style-name="T23">\bin\Release\</text:span><text:span text:style-name="T26">{Platform}</text:span><text:span text:style-name="T23">\publish\Newtonsoft.Json.dll</text:span><text:span text:style-name="T22">&lt;/HintPath&gt;</text:span></text:p>
            <text:p text:style-name="P29"><text:span text:style-name="T27">&lt;/Reference&gt;</text:span></text:p>
          </table:table-cell>
        </table:table-row>
      </table:table>
      <text:p text:style-name="P27"/>
      <text:p text:style-name="P3"/>
      <text:list text:style-name="L6">
        <text:list-item>
          <text:p text:style-name="P30">Open {ProjectName}<text:span text:style-name="T1">.shfbproj</text:span> in its default application <text:span text:style-name="T28">(</text:span><text:a xlink:type="simple" xlink:href="https://github.com/EWSoftware/SHFB" text:style-name="Internet_20_link" text:visited-style-name="Visited_20_Internet_20_Link"><text:span text:style-name="T28">Sandcastle Help File Builder</text:span></text:a><text:span text:style-name="T28">)</text:span>.</text:p>
        </text:list-item>
        <text:list-item>
          <text:p text:style-name="P30">Select the <text:span text:style-name="T1">Document</text:span><text:span text:style-name="T29">ation</text:span><text:span text:style-name="T1"> / Build Project</text:span> menu option.</text:p>
        </text:list-item>
        <text:list-item>
          <text:p text:style-name="P31"><text:span text:style-name="T28">I</text:span>n the <text:span text:style-name="T1">Building help topics...</text:span> section <text:span text:style-name="T28">of the log output</text:span>, you will likely see at least a few warnings of type <text:span text:style-name="T1">ShowMissingComponent</text:span> that should be corrected in the application before continuing. The comment on the warning generally <text:span text:style-name="T28">references </text:span>the location where the documentation needs correction.</text:p>
        </text:list-item>
      </text:list>
      <text:p text:style-name="P32"/>
      <text:p text:style-name="P4"><text:soft-page-break/>{Line}</text:p>
      <text:h text:style-name="Heading_20_2" text:outline-level="2">ReadMe Preparation</text:h>
      <text:p text:style-name="P33">In this scenario, the NuGet README.md will be based upon the content of the general project README.md in the root folder of the repository.</text:p>
      <text:p text:style-name="P33"/>
      <text:list text:style-name="L7">
        <text:list-item>
          <text:p text:style-name="P34">If you don't already have a <text:span text:style-name="T1">Scripts/CreateReadMe.cmd</text:span> file in your scripts folder, take a copy having <text:span text:style-name="T1">Docs/NuGetUpdates.txt</text:span> support from another project.</text:p>
        </text:list-item>
        <text:list-item>
          <text:p text:style-name="P34">If your main README.md file will not be created from <text:span text:style-name="T1">Docs/ReadMe.odt</text:span>, then update or remove the call to <text:span text:style-name="T1">PANDOC</text:span> and the <text:span text:style-name="T30">first </text:span>call to <text:span text:style-name="T1">FindAndReplace</text:span>, <text:span text:style-name="T30">which references </text:span>the pattern file <text:span text:style-name="T1">..\Scripts\ReadmePostProcessing.json</text:span>. <text:span text:style-name="T30">Otherwise, copy </text:span><text:span text:style-name="T31">Scripts/ReadmePostProcessing.json</text:span><text:span text:style-name="T30"> from the other project, if appropriate.</text:span></text:p>
        </text:list-item>
        <text:list-item>
          <text:p text:style-name="P34">Copy <text:span text:style-name="T1">Docs/NuGetUpdates.txt</text:span> and <text:span text:style-name="T31">Scripts/NuGetReadMeProcessing.json</text:span><text:span text:style-name="T30"> from the other project.</text:span></text:p>
        </text:list-item>
        <text:list-item>
          <text:p text:style-name="P35">Update <text:span text:style-name="T1">Docs/NuGetUpdates.txt</text:span> to reflect the unique traits of this project.</text:p>
        </text:list-item>
        <text:list-item>
          <text:p text:style-name="P35">Copy <text:span text:style-name="T1">Docs/VersionUpdateChecklist.md</text:span> from the other project and update it to reflect the unique traits of this project.</text:p>
        </text:list-item>
      </text:list>
      <text:p text:style-name="P36"/>
      <text:p text:style-name="P4">{Line}</text:p>
      <text:h text:style-name="Heading_20_2" text:outline-level="2">Publish the Project</text:h>
      <text:p text:style-name="P4">At this time, the library can be published as a complete set of packages.</text:p>
      <text:p text:style-name="P4"/>
      <text:list text:style-name="L8">
        <text:list-item>
          <text:p text:style-name="P37">Follow the discrete steps in the file <text:span text:style-name="T1">Docs/VersionUpdateChecklist.md</text:span> to complete the first publication of the entire library and its SDK.</text:p>
        </text:list-item>
      </text:list>
      <text:p text:style-name="P4"/>
      <text:p text:style-name="P4"/>
      <text:p text:style-name="P36"/>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1-18T08:23:29.966339000</meta:creation-date>
    <meta:editing-cycles>12</meta:editing-cycles>
    <meta:editing-duration>PT2H56M49S</meta:editing-duration>
    <meta:initial-creator>Daniel Patterson, MCSD</meta:initial-creator>
    <dc:date>2026-01-18T12:16:46.793576700</dc:date>
    <dc:creator>Daniel Patterson, MCSD</dc:creator>
    <meta:document-statistic meta:table-count="3" meta:image-count="0" meta:object-count="0" meta:page-count="5" meta:paragraph-count="89" meta:word-count="1106" meta:character-count="7534" meta:non-whitespace-character-count="6532"/>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1-18T08:23:29.567544900"/>
  </office:meta>
</office:document-meta>
</file>